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egoe UI1" svg:font-family="'Segoe UI'" style:font-family-generic="swiss"/>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automatic-styles>
    <style:style style:name="P1" style:family="paragraph" style:parent-style-name="Normal">
      <style:paragraph-properties fo:margin-top="0in" fo:margin-bottom="0in" style:line-height-at-least="0.0693in"/>
    </style:style>
    <style:style style:name="P2" style:family="paragraph" style:parent-style-name="Normal">
      <style:paragraph-properties fo:margin-top="0in" fo:margin-bottom="0in" style:line-height-at-least="0.0693in" fo:text-align="center" style:justify-single-word="false"/>
    </style:style>
    <style:style style:name="P3" style:family="paragraph" style:parent-style-name="Normal">
      <style:paragraph-properties fo:margin-top="0in" fo:margin-bottom="0in" fo:line-height="150%"/>
    </style:style>
    <style:style style:name="P4" style:family="paragraph" style:parent-style-name="Normal">
      <style:paragraph-properties fo:margin-top="0in" fo:margin-bottom="0in" style:line-height-at-least="0.0693in"/>
      <style:text-properties fo:font-size="12pt" style:font-size-asian="12pt" style:font-size-complex="12pt"/>
    </style:style>
    <style:style style:name="P5" style:family="paragraph" style:parent-style-name="Normal">
      <style:paragraph-properties fo:margin-left="4.5in" fo:margin-right="0in" fo:margin-top="0in" fo:margin-bottom="0in" style:line-height-at-least="0.0693in" fo:text-indent="0in" style:auto-text-indent="false">
        <style:tab-stops/>
      </style:paragraph-properties>
    </style:style>
    <style:style style:name="P6" style:family="paragraph" style:parent-style-name="Normal" style:master-page-name="MP0">
      <style:paragraph-properties fo:margin-top="0in" fo:margin-bottom="0in" style:line-height-at-least="0.0693in" style:page-number="auto" fo:break-before="page"/>
    </style:style>
    <style:style style:name="P7" style:family="paragraph" style:parent-style-name="Normal">
      <style:paragraph-properties fo:margin-left="-0.5in" fo:margin-right="0in" fo:margin-top="0in" fo:margin-bottom="0in" style:line-height-at-least="0.0693in" fo:text-indent="0in" style:auto-text-indent="false"/>
    </style:style>
    <style:style style:name="P8" style:family="paragraph" style:parent-style-name="List_20_Paragraph" style:list-style-name="L1">
      <style:paragraph-properties fo:margin-left="0.5in" fo:margin-right="0in" fo:margin-top="0in" fo:margin-bottom="0in" style:line-height-at-least="0.0693in" fo:text-indent="0in" style:auto-text-indent="false">
        <style:tab-stops>
          <style:tab-stop style:position="-0.5in"/>
          <style:tab-stop style:position="0in"/>
        </style:tab-stops>
      </style:paragraph-properties>
    </style:style>
    <style:style style:name="P9" style:family="paragraph" style:parent-style-name="List_20_Paragraph">
      <style:paragraph-properties fo:margin-left="0in" fo:margin-right="0in" fo:margin-top="0in" fo:margin-bottom="0in" style:line-height-at-least="0.0693in" fo:text-indent="0in" style:auto-text-indent="fals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ize="14pt" style:font-size-asian="14pt" style:font-size-complex="14pt"/>
    </style:style>
    <style:style style:name="T3" style:family="text">
      <style:text-properties fo:font-weight="bold" style:font-weight-asian="bold"/>
    </style:style>
    <text:list-style style:name="L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5008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3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5008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Default_20_Paragraph_20_Font"><text:span text:style-name="T1">Team Gold</text:span></text:span><text:tab/><text:tab/><text:tab/><text:tab/><text:tab/><text:tab/><text:tab/><text:tab/>Software Engineering</text:p>
      <text:p text:style-name="P1">Josh Kilgore<text:tab/><text:tab/><text:tab/><text:tab/><text:tab/><text:tab/><text:tab/><text:tab/>Group Project Proposal</text:p>
      <text:p text:style-name="P1">Obi <text:s/>Atueyi<text:tab/><text:tab/><text:tab/><text:tab/><text:tab/><text:tab/><text:tab/><text:tab/>Spring 2010</text:p>
      <text:p text:style-name="P1">Ye Tian</text:p>
      <text:p text:style-name="P1">Thomas Calloway</text:p>
      <text:p text:style-name="P5"/>
      <text:p text:style-name="P1"/>
      <text:p text:style-name="P1"/>
      <text:p text:style-name="P2"><text:span text:style-name="Default_20_Paragraph_20_Font"><text:span text:style-name="T2">“Duel Reality: A Turn-Based Battle Strategy Game</text:span></text:span><text:span text:style-name="Default_20_Paragraph_20_Font"><text:span text:style-name="T2">”</text:span></text:span></text:p>
      <text:p text:style-name="P1"/>
      <text:p text:style-name="P1"/>
      <text:p text:style-name="P3"><text:tab/>This proposal is for a turn based strategy game set in Medieval times. <text:s/>Functional as a single player or local two player combat role-playing game, the game features a two dimensional overhead map and grid. <text:s/>Players click to move their characters (units) about the map in an attempt to defeat all members of the opposing team. <text:s/>All units will be represented on the game board as static 2D sprites and will be visually discernible as to unit type. <text:s/>Player controllable units will vary in type, abilities, and statistics such as health, attack power, attack range, visibility, and movement rate. <text:s/>Clicking on a visible unit will show that unit’s status and any available actions for that turn. The basic game-play will consist of selecting units and performing single actions such as move or attack. The two sides will take turns with each turn consisting of moving and attacking with characters <text:s/>of that side until all action points are spent or the player or computer ends their turn. <text:s/>Enemy AI will act in one of three modes, defensive, offensive or neutral.</text:p>
      <text:p text:style-name="P3"><text:tab/>The game content will be saved in either a local or remote database. <text:s/>Each player will be able to create a unique log-in, providing a means to save the count and status of their units and maps played. <text:s text:c="3"/>At any time, a player may save the current status of a game , which can then be loaded at a later point. The player can load different maps consisting of different geographic features on which to play the game. <text:s/>Success in numerous battles will allow players to improve the capabilities and status of their units. <text:s/></text:p>
      <text:p text:style-name="P1"><text:tab/></text:p>
      <text:p text:style-name="P1"/>
      <text:p text:style-name="P4">High Level Module Definition</text:p>
      <text:p text:style-name="P1"/>
      <text:list xml:id="list40693330" text:style-name="L1">
        <text:list-item>
          <text:p text:style-name="P8"><text:s/><text:span text:style-name="Default_20_Paragraph_20_Font"><text:span text:style-name="T3">User Interface (form controls / qt widgets)</text:span></text:span>: form design; main menu; buttons and controls / widgets; shortcut keys. </text:p>
          <text:p text:style-name="P8"/>
        </text:list-item>
        <text:list-item>
          <text:p text:style-name="P8"><text:span text:style-name="Default_20_Paragraph_20_Font"><text:span text:style-name="T3">User Interface (OpenGL graphics)</text:span></text:span>: map and grid drawing and control; 2D sprite loading; interactions between mouse and tactical map / sprites; special effects.</text:p>
        </text:list-item>
      </text:list>
      <text:p text:style-name="P9"/>
      <text:list xml:id="list41173967" text:continue-numbering="true" text:style-name="L1">
        <text:list-item>
          <text:p text:style-name="P8"><text:soft-page-break/><text:span text:style-name="Default_20_Paragraph_20_Font"><text:span text:style-name="T3">Database Design / Code</text:span></text:span>: storage and retrieval of map and unit data; player registration and log-in; save and load states; connect locally or remotely.</text:p>
        </text:list-item>
      </text:list>
      <text:p text:style-name="P7"/>
      <text:list xml:id="list41169798" text:continue-numbering="true" text:style-name="L1">
        <text:list-item>
          <text:p text:style-name="P8"><text:span text:style-name="Default_20_Paragraph_20_Font"><text:span text:style-name="T3">Game Mechanics &amp; AI</text:span></text:span>: player and AI movement; attack; defense; unit statistics; leveling up; math; map transitions; support of different AI mode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egoe UI1" svg:font-family="'Segoe UI'" style:font-family-generic="swiss"/>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fo:text-shadow="none"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139in" fo:line-height="115%" fo:hyphenation-ladder-count="no-limit" style:vertical-align="baseline"/>
      <style:text-properties style:font-name="Calibri" fo:font-size="11pt" style:font-name-asian="Calibri" style:font-size-asian="11pt" style:language-asian="ar" style:country-asian="SA" style:font-size-complex="11pt"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margin-top="0in" fo:margin-bottom="0in" style:line-height-at-least="0.0693in" fo:hyphenation-ladder-count="no-limit"/>
      <style:text-properties style:font-name="Tahoma" fo:font-size="8pt" style:font-size-asian="8pt" style:font-name-complex="Tahoma" style:font-size-complex="8pt" fo:hyphenate="false" fo:hyphenation-remain-char-count="0" fo:hyphenation-push-char-count="0"/>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libri" style:font-name-asian="Calibri" style:language-asian="ar" style:country-asian="SA"/>
    </style:style>
    <style:style style:name="Comment_20_Subject_20_Char" style:display-name="Comment Subject Char" style:family="text" style:parent-style-name="Comment_20_Text_20_Char">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Copper</meta:initial-creator>
    <dc:creator>Thomas Calloway</dc:creator>
    <meta:creation-date>2010-02-18T16:38:00Z</meta:creation-date>
    <dc:date>2010-02-19T21:06:24.70</dc:date>
    <meta:print-date>1601-01-01T00:00:00Z</meta:print-date>
    <meta:editing-cycles>6</meta:editing-cycles>
    <meta:editing-duration>PT00H12M07S</meta:editing-duration>
    <meta:document-statistic meta:table-count="0" meta:image-count="0" meta:object-count="0" meta:page-count="2" meta:paragraph-count="14" meta:word-count="393" meta:character-count="2368"/>
    <meta:template xlink:type="simple" xlink:actuate="onRequest" xlink:title="" xlink:href="Normal.dotm"/>
  </office:meta>
</office:document-meta>
</file>